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a9be" officeooo:paragraph-rsid="0011a9be"/>
    </style:style>
    <style:style style:name="P2" style:family="paragraph" style:parent-style-name="Standard">
      <style:text-properties officeooo:rsid="0011a9be" officeooo:paragraph-rsid="0011a9be"/>
    </style:style>
    <style:style style:name="P3" style:family="paragraph" style:parent-style-name="Standard" style:list-style-name="L1">
      <style:text-properties officeooo:rsid="001520dd" officeooo:paragraph-rsid="001520dd"/>
    </style:style>
    <style:style style:name="P4" style:family="paragraph" style:parent-style-name="Standard">
      <style:text-properties officeooo:rsid="001520dd" officeooo:paragraph-rsid="001520dd"/>
    </style:style>
    <style:style style:name="P5" style:family="paragraph" style:parent-style-name="Standard">
      <style:text-properties officeooo:rsid="00171767" officeooo:paragraph-rsid="00171767"/>
    </style:style>
    <style:style style:name="P6" style:family="paragraph" style:parent-style-name="Standard">
      <style:text-properties officeooo:rsid="0018243c" officeooo:paragraph-rsid="0018243c"/>
    </style:style>
    <style:style style:name="P7" style:family="paragraph" style:parent-style-name="Standard">
      <style:text-properties officeooo:rsid="00193aa9" officeooo:paragraph-rsid="00193aa9"/>
    </style:style>
    <style:style style:name="P8" style:family="paragraph" style:parent-style-name="Standard" style:list-style-name="L3">
      <style:text-properties officeooo:rsid="00193aa9" officeooo:paragraph-rsid="00193aa9"/>
    </style:style>
    <style:style style:name="P9" style:family="paragraph" style:parent-style-name="Standard" style:list-style-name="L3">
      <style:text-properties officeooo:rsid="001c6fbb" officeooo:paragraph-rsid="001c6fbb"/>
    </style:style>
    <style:style style:name="P10" style:family="paragraph" style:parent-style-name="Standard">
      <style:text-properties officeooo:rsid="00200247" officeooo:paragraph-rsid="00200247"/>
    </style:style>
    <style:style style:name="P11" style:family="paragraph" style:parent-style-name="Standard">
      <style:text-properties officeooo:rsid="0022cd32" officeooo:paragraph-rsid="0022cd32"/>
    </style:style>
    <style:style style:name="T1" style:family="text">
      <style:text-properties officeooo:rsid="0011a9be"/>
    </style:style>
    <style:style style:name="T2" style:family="text">
      <style:text-properties officeooo:rsid="0018243c"/>
    </style:style>
    <style:style style:name="T3" style:family="text">
      <style:text-properties officeooo:rsid="0018a81a"/>
    </style:style>
    <style:style style:name="T4" style:family="text">
      <style:text-properties officeooo:rsid="0019e08b"/>
    </style:style>
    <style:style style:name="T5" style:family="text">
      <style:text-properties officeooo:rsid="001e3db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beskrivning:</text:p>
      <text:p text:style-name="P1"/>
      <text:p text:style-name="P1">Quackamole är ett nätverksbaserat multiplayer-spel där varje användare styr en egen karaktär. Alla spelare har ett antal förmågor som är permanenta och delas av alla:</text:p>
      <text:list xml:id="list3907492965343534682" text:style-name="L1">
        <text:list-item>
          <text:p text:style-name="P3"><text:span text:style-name="T1">K</text:span>an gräva genom vissa väggar, märkbart långsammare än att gå.</text:p>
        </text:list-item>
        <text:list-item>
          <text:p text:style-name="P3">Kan flytta stenar genom att gå mot dem.</text:p>
        </text:list-item>
        <text:list-item>
          <text:p text:style-name="P3">Kan plocka upp slumpade föremål ur lådor och använda dessa.</text:p>
        </text:list-item>
      </text:list>
      <text:p text:style-name="P4"/>
      <text:p text:style-name="P5">Spelarna har en varsin uppkoppling mot en gemensam server som samordnar spelet. Hur arbetet ska fördelas mellan klient och server är inte helt klart än. <text:span text:style-name="T2">Allting kommer att presenteras på ett GUI konstruerat i Swing. </text:span></text:p>
      <text:p text:style-name="P5"/>
      <text:p text:style-name="P10"><text:span text:style-name="T2">V</text:span>innaren är den spelare som lyckas döda motståndaren/na ett visst antal gånger.</text:p>
      <text:p text:style-name="P5"/>
      <text:p text:style-name="P6">Användarbeskrivning:</text:p>
      <text:p text:style-name="P6"/>
      <text:p text:style-name="P6">Våra användare kommer sannolikt vara personer som är vana vid att använda datorer och spela spel (dataloger!). Denna användargrupp kommer att kunna själva förstå hur spelet fungerar om vi följer <text:span text:style-name="T3">vissa konventioner för datorinteraktion. </text:span></text:p>
      <text:p text:style-name="P6"/>
      <text:p text:style-name="P7"><text:span text:style-name="T3">A</text:span>nvändarscenarios: </text:p>
      <text:list xml:id="list9167851357811748076" text:style-name="L3">
        <text:list-item>
          <text:p text:style-name="P8">Den ena användaren startar programmet utan att en server är igång. Programmet stänger ner sig självt innan någonting har hunnit hända på skärmen vilket leder till viss förvirring. Den andra användaren startar servern och båda två kan koppla upp sig. <text:span text:style-name="T4">Inne i spelet upptäcker båda spelarna ganska snabbt att de sitter fast i ett varsitt rum utan utgångar. De förstår kontrollerna men är osäkra på vad de ska göra. Efter en stund märker en spelare att det går att ha sönder väggarna genom att gå mot dem. Sen spelar de och har jättekul.</text:span></text:p>
        </text:list-item>
        <text:list-item>
          <text:p text:style-name="P9"><text:span text:style-name="T4">B</text:span>åda spelarna lyckas starta spelet utan problem och ansluter till servern. <text:span text:style-name="T5">Den ena spelaren försöker förflytta sig med hjälp av musen och råkar använda upp sitt vapen. Detta leder till att den ena spelaren får ett visst övertag. Detta jämnar dock väldigt snabbt ut sig då det är lätt att hitta nya vapen och inga långvariga effekter uppstår.</text:span></text:p>
        </text:list-item>
      </text:list>
      <text:p text:style-name="P11"/>
      <text:p text:style-name="P11"><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1T17:11:49.526000000</meta:creation-date>
    <dc:date>2014-05-01T22:40:58.933000000</dc:date>
    <meta:editing-duration>PT3H50M55S</meta:editing-duration>
    <meta:editing-cycles>11</meta:editing-cycles>
    <meta:generator>LibreOffice/4.1.1.2$Windows_x86 LibreOffice_project/7e4286b58adc75a14f6d83f53a03b6c11fa2903</meta:generator>
    <meta:document-statistic meta:table-count="0" meta:image-count="0" meta:object-count="0" meta:page-count="1" meta:paragraph-count="12" meta:word-count="293" meta:character-count="1795" meta:non-whitespace-character-count="1516"/>
  </office:meta>
</office:document-meta>
</file>